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bbleSort" table:style-name="ta1">
        <table:shapes>
          <draw:frame draw:z-index="0" draw:style-name="gr1" draw:text-style-name="P1" svg:width="518.94pt" svg:height="273.32pt" svg:x="7.77pt" svg:y="192.76pt">
            <loext:p draw:notify-on-update-of-ranges="BubbleSort.B2:BubbleSort.K2 BubbleSort.B3:BubbleSort.K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8.66pt" svg:height="283.29pt" svg:x="11.31pt" svg:y="500.51pt">
            <loext:p draw:notify-on-update-of-ranges="BubbleSort.B10:BubbleSort.K10 BubbleSort.B11:BubbleSort.K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65.35pt" svg:height="338.23pt" svg:x="581.61pt" svg:y="308.52pt">
            <loext:p draw:notify-on-update-of-ranges="BubbleSort.B6:BubbleSort.K6 BubbleSort.B7:BubbleSort.K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925.91pt" svg:y="15.62pt">
            <loext:p draw:notify-on-update-of-ranges="BubbleSort.M2:BubbleSort.M11 BubbleSort.N2:BubbleSort.N1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0.112277" calcext:value-type="float">
            <text:p>0.112277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11.9022" calcext:value-type="float">
            <text:p>11.9022</text:p>
          </table:table-cell>
          <table:table-cell office:value-type="float" office:value="14.4093" calcext:value-type="float">
            <text:p>14.4093</text:p>
          </table:table-cell>
          <table:table-cell office:value-type="float" office:value="17.1419" calcext:value-type="float">
            <text:p>17.1419</text:p>
          </table:table-cell>
          <table:table-cell office:value-type="float" office:value="20.0828" calcext:value-type="float">
            <text:p>20.0828</text:p>
          </table:table-cell>
          <table:table-cell office:value-type="float" office:value="23.2771" calcext:value-type="float">
            <text:p>23.2771</text:p>
          </table:table-cell>
          <table:table-cell office:value-type="float" office:value="26.7687" calcext:value-type="float">
            <text:p>26.7687</text:p>
          </table:table-cell>
          <table:table-cell office:value-type="float" office:value="30.5107" calcext:value-type="float">
            <text:p>30.5107</text:p>
          </table:table-cell>
          <table:table-cell office:value-type="float" office:value="34.4655" calcext:value-type="float">
            <text:p>34.4655</text:p>
          </table:table-cell>
          <table:table-cell office:value-type="float" office:value="38.5707" calcext:value-type="float">
            <text:p>38.5707</text:p>
          </table:table-cell>
          <table:table-cell office:value-type="float" office:value="43.0155" calcext:value-type="float">
            <text:p>43.0155</text:p>
          </table:table-cell>
          <table:table-cell/>
          <table:table-cell office:value-type="float" office:value="55000000" calcext:value-type="float">
            <text:p>55000000</text:p>
          </table:table-cell>
          <table:table-cell office:value-type="float" office:value="0.150167" calcext:value-type="float">
            <text:p>0.150167</text:p>
          </table:table-cell>
        </table:table-row>
        <table:table-row table:style-name="ro1">
          <table:table-cell table:number-columns-repeated="12"/>
          <table:table-cell office:value-type="float" office:value="60000000" calcext:value-type="float">
            <text:p>60000000</text:p>
          </table:table-cell>
          <table:table-cell office:value-type="float" office:value="0.150271" calcext:value-type="float">
            <text:p>0.150271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1"/>
          <table:table-cell office:value-type="float" office:value="65000000" calcext:value-type="float">
            <text:p>65000000</text:p>
          </table:table-cell>
          <table:table-cell office:value-type="float" office:value="0.146059" calcext:value-type="float">
            <text:p>0.146059</text:p>
          </table:table-cell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55000000" calcext:value-type="float">
            <text:p>55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95000000" calcext:value-type="float">
            <text:p>95000000</text:p>
          </table:table-cell>
          <table:table-cell/>
          <table:table-cell office:value-type="float" office:value="70000000" calcext:value-type="float">
            <text:p>70000000</text:p>
          </table:table-cell>
          <table:table-cell office:value-type="float" office:value="0.157464" calcext:value-type="float">
            <text:p>0.157464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0.150167" calcext:value-type="float">
            <text:p>0.150167</text:p>
          </table:table-cell>
          <table:table-cell office:value-type="float" office:value="0.150271" calcext:value-type="float">
            <text:p>0.150271</text:p>
          </table:table-cell>
          <table:table-cell office:value-type="float" office:value="0.146059" calcext:value-type="float">
            <text:p>0.146059</text:p>
          </table:table-cell>
          <table:table-cell office:value-type="float" office:value="0.157464" calcext:value-type="float">
            <text:p>0.157464</text:p>
          </table:table-cell>
          <table:table-cell office:value-type="float" office:value="0.168468" calcext:value-type="float">
            <text:p>0.168468</text:p>
          </table:table-cell>
          <table:table-cell office:value-type="float" office:value="0.180067" calcext:value-type="float">
            <text:p>0.180067</text:p>
          </table:table-cell>
          <table:table-cell office:value-type="float" office:value="0.190845" calcext:value-type="float">
            <text:p>0.190845</text:p>
          </table:table-cell>
          <table:table-cell office:value-type="float" office:value="0.217903" calcext:value-type="float">
            <text:p>0.217903</text:p>
          </table:table-cell>
          <table:table-cell office:value-type="float" office:value="0.214628" calcext:value-type="float">
            <text:p>0.214628</text:p>
          </table:table-cell>
          <table:table-cell/>
          <table:table-cell office:value-type="float" office:value="75000000" calcext:value-type="float">
            <text:p>75000000</text:p>
          </table:table-cell>
          <table:table-cell office:value-type="float" office:value="0.168468" calcext:value-type="float">
            <text:p>0.168468</text:p>
          </table:table-cell>
        </table:table-row>
        <table:table-row table:style-name="ro1">
          <table:table-cell table:number-columns-repeated="12"/>
          <table:table-cell office:value-type="float" office:value="80000000" calcext:value-type="float">
            <text:p>80000000</text:p>
          </table:table-cell>
          <table:table-cell office:value-type="float" office:value="0.180067" calcext:value-type="float">
            <text:p>0.180067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1"/>
          <table:table-cell office:value-type="float" office:value="85000000" calcext:value-type="float">
            <text:p>85000000</text:p>
          </table:table-cell>
          <table:table-cell office:value-type="float" office:value="0.190845" calcext:value-type="float">
            <text:p>0.190845</text:p>
          </table:table-cell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  <table:table-cell/>
          <table:table-cell office:value-type="float" office:value="90000000" calcext:value-type="float">
            <text:p>90000000</text:p>
          </table:table-cell>
          <table:table-cell office:value-type="float" office:value="0.217903" calcext:value-type="float">
            <text:p>0.217903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11.9061" calcext:value-type="float">
            <text:p>11.9061</text:p>
          </table:table-cell>
          <table:table-cell office:value-type="float" office:value="14.3779" calcext:value-type="float">
            <text:p>14.3779</text:p>
          </table:table-cell>
          <table:table-cell office:value-type="float" office:value="17.2053" calcext:value-type="float">
            <text:p>17.2053</text:p>
          </table:table-cell>
          <table:table-cell office:value-type="float" office:value="20.1728" calcext:value-type="float">
            <text:p>20.1728</text:p>
          </table:table-cell>
          <table:table-cell office:value-type="float" office:value="23.3845" calcext:value-type="float">
            <text:p>23.3845</text:p>
          </table:table-cell>
          <table:table-cell office:value-type="float" office:value="26.8005" calcext:value-type="float">
            <text:p>26.8005</text:p>
          </table:table-cell>
          <table:table-cell office:value-type="float" office:value="30.6808" calcext:value-type="float">
            <text:p>30.6808</text:p>
          </table:table-cell>
          <table:table-cell office:value-type="float" office:value="34.4099" calcext:value-type="float">
            <text:p>34.4099</text:p>
          </table:table-cell>
          <table:table-cell office:value-type="float" office:value="38.8335" calcext:value-type="float">
            <text:p>38.8335</text:p>
          </table:table-cell>
          <table:table-cell office:value-type="float" office:value="43.248" calcext:value-type="float">
            <text:p>43.248</text:p>
          </table:table-cell>
          <table:table-cell/>
          <table:table-cell office:value-type="float" office:value="95000000" calcext:value-type="float">
            <text:p>95000000</text:p>
          </table:table-cell>
          <table:table-cell office:value-type="float" office:value="0.214628" calcext:value-type="float">
            <text:p>0.214628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"/>
          <table:table-cell table:number-columns-repeated="13"/>
        </table:table-row>
      </table:table>
      <table:table table:name="InsertionSort" table:style-name="ta1">
        <table:shapes>
          <draw:frame draw:z-index="0" draw:style-name="gr1" draw:text-style-name="P1" svg:width="508.76pt" svg:height="275.56pt" svg:x="39.83pt" svg:y="178.44pt">
            <loext:p draw:notify-on-update-of-ranges="InsertionSort.B2:InsertionSort.K2 InsertionSort.B3:InsertionSort.K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58.71pt" svg:height="279.33pt" svg:x="602.42pt" svg:y="182.21pt">
            <loext:p draw:notify-on-update-of-ranges="InsertionSort.B6:InsertionSort.K6 InsertionSort.B7:InsertionSort.K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500.17pt" svg:height="283.83pt" svg:x="36.68pt" svg:y="486.4pt">
            <loext:p draw:notify-on-update-of-ranges="InsertionSort.B10:InsertionSort.K10 InsertionSort.B11:InsertionSort.K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1.6597" calcext:value-type="float">
            <text:p>1.6597</text:p>
          </table:table-cell>
          <table:table-cell office:value-type="float" office:value="2.01508" calcext:value-type="float">
            <text:p>2.01508</text:p>
          </table:table-cell>
          <table:table-cell office:value-type="float" office:value="2.41264" calcext:value-type="float">
            <text:p>2.41264</text:p>
          </table:table-cell>
          <table:table-cell office:value-type="float" office:value="2.8098" calcext:value-type="float">
            <text:p>2.8098</text:p>
          </table:table-cell>
          <table:table-cell office:value-type="float" office:value="3.27118" calcext:value-type="float">
            <text:p>3.27118</text:p>
          </table:table-cell>
          <table:table-cell office:value-type="float" office:value="3.79151" calcext:value-type="float">
            <text:p>3.79151</text:p>
          </table:table-cell>
          <table:table-cell office:value-type="float" office:value="4.20025" calcext:value-type="float">
            <text:p>4.20025</text:p>
          </table:table-cell>
          <table:table-cell office:value-type="float" office:value="4.81647" calcext:value-type="float">
            <text:p>4.81647</text:p>
          </table:table-cell>
          <table:table-cell office:value-type="float" office:value="5.45473" calcext:value-type="float">
            <text:p>5.45473</text:p>
          </table:table-cell>
          <table:table-cell office:value-type="float" office:value="6.0473" calcext:value-type="float">
            <text:p>6.04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511" calcext:value-type="float">
            <text:p>0.0045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3.32706" calcext:value-type="float">
            <text:p>3.32706</text:p>
          </table:table-cell>
          <table:table-cell office:value-type="float" office:value="4.00843" calcext:value-type="float">
            <text:p>4.00843</text:p>
          </table:table-cell>
          <table:table-cell office:value-type="float" office:value="4.80567" calcext:value-type="float">
            <text:p>4.80567</text:p>
          </table:table-cell>
          <table:table-cell office:value-type="float" office:value="5.64132" calcext:value-type="float">
            <text:p>5.64132</text:p>
          </table:table-cell>
          <table:table-cell office:value-type="float" office:value="6.52755" calcext:value-type="float">
            <text:p>6.52755</text:p>
          </table:table-cell>
          <table:table-cell office:value-type="float" office:value="7.41145" calcext:value-type="float">
            <text:p>7.41145</text:p>
          </table:table-cell>
          <table:table-cell office:value-type="float" office:value="8.52592" calcext:value-type="float">
            <text:p>8.52592</text:p>
          </table:table-cell>
          <table:table-cell office:value-type="float" office:value="9.65689" calcext:value-type="float">
            <text:p>9.65689</text:p>
          </table:table-cell>
          <table:table-cell office:value-type="float" office:value="10.8366" calcext:value-type="float">
            <text:p>10.8366</text:p>
          </table:table-cell>
          <table:table-cell office:value-type="float" office:value="11.9399" calcext:value-type="float">
            <text:p>11.9399</text:p>
          </table:table-cell>
        </table:table-row>
      </table:table>
      <table:table table:name="MergeSort" table:style-name="ta1">
        <table:shapes>
          <draw:frame draw:z-index="0" draw:style-name="gr1" draw:text-style-name="P1" svg:width="510.72pt" svg:height="279.52pt" svg:x="14.43pt" svg:y="167.73pt">
            <loext:p draw:notify-on-update-of-ranges="MergeSort.B2:MergeSort.K2 MergeSort.B3:MergeSort.K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05.64pt" svg:height="300.42pt" svg:x="603.18pt" svg:y="166.39pt">
            <loext:p draw:notify-on-update-of-ranges="MergeSort.B6:MergeSort.K6 MergeSort.B7:MergeSort.K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505.64pt" svg:height="314.7pt" svg:x="18.71pt" svg:y="475.88pt">
            <loext:p draw:notify-on-update-of-ranges="MergeSort.B10:MergeSort.K10 MergeSort.B11:MergeSort.K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11141" calcext:value-type="float">
            <text:p>0.011141</text:p>
          </table:table-cell>
          <table:table-cell office:value-type="float" office:value="0.011305" calcext:value-type="float">
            <text:p>0.011305</text:p>
          </table:table-cell>
          <table:table-cell office:value-type="float" office:value="0.012425" calcext:value-type="float">
            <text:p>0.012425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0.015851" calcext:value-type="float">
            <text:p>0.015851</text:p>
          </table:table-cell>
          <table:table-cell office:value-type="float" office:value="0.017137" calcext:value-type="float">
            <text:p>0.017137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0.018814" calcext:value-type="float">
            <text:p>0.018814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21521" calcext:value-type="float">
            <text:p>0.0215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49771" calcext:value-type="float">
            <text:p>0.049771</text:p>
          </table:table-cell>
          <table:table-cell office:value-type="float" office:value="0.054993" calcext:value-type="float">
            <text:p>0.054993</text:p>
          </table:table-cell>
          <table:table-cell office:value-type="float" office:value="0.060182" calcext:value-type="float">
            <text:p>0.060182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67989" calcext:value-type="float">
            <text:p>0.067989</text:p>
          </table:table-cell>
          <table:table-cell office:value-type="float" office:value="0.071409" calcext:value-type="float">
            <text:p>0.071409</text:p>
          </table:table-cell>
          <table:table-cell office:value-type="float" office:value="0.077015" calcext:value-type="float">
            <text:p>0.077015</text:p>
          </table:table-cell>
          <table:table-cell office:value-type="float" office:value="0.080856" calcext:value-type="float">
            <text:p>0.080856</text:p>
          </table:table-cell>
          <table:table-cell office:value-type="float" office:value="0.088613" calcext:value-type="float">
            <text:p>0.088613</text:p>
          </table:table-cell>
          <table:table-cell office:value-type="float" office:value="0.093026" calcext:value-type="float">
            <text:p>0.0930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0.008931" calcext:value-type="float">
            <text:p>0.00893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09844" calcext:value-type="float">
            <text:p>0.009844</text:p>
          </table:table-cell>
          <table:table-cell office:value-type="float" office:value="0.010154" calcext:value-type="float">
            <text:p>0.010154</text:p>
          </table:table-cell>
          <table:table-cell office:value-type="float" office:value="0.010935" calcext:value-type="float">
            <text:p>0.010935</text:p>
          </table:table-cell>
        </table:table-row>
      </table:table>
      <table:table table:name="QuickSor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0762" calcext:value-type="float">
            <text:p>0.010762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0.012095" calcext:value-type="float">
            <text:p>0.012095</text:p>
          </table:table-cell>
          <table:table-cell office:value-type="float" office:value="0.012316" calcext:value-type="float">
            <text:p>0.01231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5207" calcext:value-type="float">
            <text:p>0.015207</text:p>
          </table:table-cell>
          <table:table-cell office:value-type="float" office:value="0.016132" calcext:value-type="float">
            <text:p>0.016132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18256" calcext:value-type="float">
            <text:p>0.01825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950000" calcext:value-type="float">
            <text:p>950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43704" calcext:value-type="float">
            <text:p>0.043704</text:p>
          </table:table-cell>
          <table:table-cell office:value-type="float" office:value="0.051291" calcext:value-type="float">
            <text:p>0.051291</text:p>
          </table:table-cell>
          <table:table-cell office:value-type="float" office:value="0.062097" calcext:value-type="float">
            <text:p>0.062097</text:p>
          </table:table-cell>
          <table:table-cell office:value-type="float" office:value="0.098385" calcext:value-type="float">
            <text:p>0.098385</text:p>
          </table:table-cell>
          <table:table-cell office:value-type="float" office:value="0.100094" calcext:value-type="float">
            <text:p>0.100094</text:p>
          </table:table-cell>
          <table:table-cell office:value-type="float" office:value="0.074402" calcext:value-type="float">
            <text:p>0.074402</text:p>
          </table:table-cell>
          <table:table-cell office:value-type="float" office:value="0.082431" calcext:value-type="float">
            <text:p>0.082431</text:p>
          </table:table-cell>
          <table:table-cell office:value-type="float" office:value="0.08787" calcext:value-type="float">
            <text:p>0.08787</text:p>
          </table:table-cell>
          <table:table-cell office:value-type="float" office:value="0.106277" calcext:value-type="float">
            <text:p>0.106277</text:p>
          </table:table-cell>
          <table:table-cell office:value-type="float" office:value="0.096019" calcext:value-type="float">
            <text:p>0.0960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0.07577" calcext:value-type="float">
            <text:p>0.07577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0.008778" calcext:value-type="float">
            <text:p>0.008778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.012922" calcext:value-type="float">
            <text:p>0.012922</text:p>
          </table:table-cell>
          <table:table-cell office:value-type="float" office:value="0.010955" calcext:value-type="float">
            <text:p>0.010955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12739" calcext:value-type="float">
            <text:p>0.012739</text:p>
          </table:table-cell>
        </table:table-row>
      </table:table>
      <table:table table:name="SelectionSort" table:style-name="ta1"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2.59928" calcext:value-type="float">
            <text:p>2.59928</text:p>
          </table:table-cell>
          <table:table-cell office:value-type="float" office:value="3.13535" calcext:value-type="float">
            <text:p>3.13535</text:p>
          </table:table-cell>
          <table:table-cell office:value-type="float" office:value="3.72326" calcext:value-type="float">
            <text:p>3.72326</text:p>
          </table:table-cell>
          <table:table-cell office:value-type="float" office:value="4.3552" calcext:value-type="float">
            <text:p>4.3552</text:p>
          </table:table-cell>
          <table:table-cell office:value-type="float" office:value="5.02921" calcext:value-type="float">
            <text:p>5.02921</text:p>
          </table:table-cell>
          <table:table-cell office:value-type="float" office:value="5.79107" calcext:value-type="float">
            <text:p>5.79107</text:p>
          </table:table-cell>
          <table:table-cell office:value-type="float" office:value="6.61668" calcext:value-type="float">
            <text:p>6.61668</text:p>
          </table:table-cell>
          <table:table-cell office:value-type="float" office:value="7.43604" calcext:value-type="float">
            <text:p>7.43604</text:p>
          </table:table-cell>
          <table:table-cell office:value-type="float" office:value="8.33945" calcext:value-type="float">
            <text:p>8.33945</text:p>
          </table:table-cell>
          <table:table-cell office:value-type="float" office:value="9.29378" calcext:value-type="float">
            <text:p>9.293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2.57024" calcext:value-type="float">
            <text:p>2.57024</text:p>
          </table:table-cell>
          <table:table-cell office:value-type="float" office:value="3.09922" calcext:value-type="float">
            <text:p>3.09922</text:p>
          </table:table-cell>
          <table:table-cell office:value-type="float" office:value="3.6834" calcext:value-type="float">
            <text:p>3.6834</text:p>
          </table:table-cell>
          <table:table-cell office:value-type="float" office:value="4.31126" calcext:value-type="float">
            <text:p>4.31126</text:p>
          </table:table-cell>
          <table:table-cell office:value-type="float" office:value="5.00837" calcext:value-type="float">
            <text:p>5.00837</text:p>
          </table:table-cell>
          <table:table-cell office:value-type="float" office:value="5.76951" calcext:value-type="float">
            <text:p>5.76951</text:p>
          </table:table-cell>
          <table:table-cell office:value-type="float" office:value="6.67278" calcext:value-type="float">
            <text:p>6.67278</text:p>
          </table:table-cell>
          <table:table-cell office:value-type="float" office:value="7.40613" calcext:value-type="float">
            <text:p>7.40613</text:p>
          </table:table-cell>
          <table:table-cell office:value-type="float" office:value="8.33794" calcext:value-type="float">
            <text:p>8.33794</text:p>
          </table:table-cell>
          <table:table-cell office:value-type="float" office:value="9.3703" calcext:value-type="float">
            <text:p>9.37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scend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Time Consuming(s)</text:p>
          </table:table-cell>
          <table:table-cell office:value-type="float" office:value="2.57398" calcext:value-type="float">
            <text:p>2.57398</text:p>
          </table:table-cell>
          <table:table-cell office:value-type="float" office:value="3.10882" calcext:value-type="float">
            <text:p>3.10882</text:p>
          </table:table-cell>
          <table:table-cell office:value-type="float" office:value="3.68083" calcext:value-type="float">
            <text:p>3.68083</text:p>
          </table:table-cell>
          <table:table-cell office:value-type="float" office:value="4.30971" calcext:value-type="float">
            <text:p>4.30971</text:p>
          </table:table-cell>
          <table:table-cell office:value-type="float" office:value="5.01108" calcext:value-type="float">
            <text:p>5.01108</text:p>
          </table:table-cell>
          <table:table-cell office:value-type="float" office:value="5.74095" calcext:value-type="float">
            <text:p>5.74095</text:p>
          </table:table-cell>
          <table:table-cell office:value-type="float" office:value="6.55058" calcext:value-type="float">
            <text:p>6.55058</text:p>
          </table:table-cell>
          <table:table-cell office:value-type="float" office:value="7.4102" calcext:value-type="float">
            <text:p>7.4102</text:p>
          </table:table-cell>
          <table:table-cell office:value-type="float" office:value="8.29169" calcext:value-type="float">
            <text:p>8.29169</text:p>
          </table:table-cell>
          <table:table-cell office:value-type="float" office:value="9.2388" calcext:value-type="float">
            <text:p>9.2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0:27:41.629909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5:52:29.153836659</meta:creation-date>
    <dc:date>2018-10-29T12:05:09.959939727</dc:date>
    <meta:editing-duration>PT2H37M15S</meta:editing-duration>
    <meta:editing-cycles>16</meta:editing-cycles>
    <meta:generator>LibreOffice/5.1.6.2$Linux_X86_64 LibreOffice_project/10m0$Build-2</meta:generator>
    <meta:document-statistic meta:table-count="5" meta:cell-count="36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08cm" svg:height="9.643cm" xlink:href=".." xlink:type="simple" chart:class="chart:line" chart:style-name="ch1">
        <chart:title svg:x="7.986cm" svg:y="0.328cm" chart:style-name="ch2">
          <text:p>BubbleSort</text:p>
        </chart:title>
        <chart:subtitle svg:x="8.343cm" svg:y="1.299cm" chart:style-name="ch3">
          <text:p>Random</text:p>
        </chart:subtitle>
        <chart:plot-area chart:style-name="ch4" table:cell-range-address="BubbleSort.B2:BubbleSort.K3" chart:data-source-has-labels="row" svg:x="1.377cm" svg:y="2.174cm" svg:width="16.565cm" svg:height="6.296cm">
          <chartooo:coordinate-region svg:x="1.998cm" svg:y="2.373cm" svg:width="15.479cm" svg:height="5.45cm"/>
          <chart:axis chart:dimension="x" chart:name="primary-x" chart:style-name="ch5" chartooo:axis-type="auto">
            <chartooo:date-scale/>
            <chart:title svg:x="8.887cm" svg:y="8.662cm" chart:style-name="ch6">
              <text:p>Array size</text:p>
            </chart:title>
            <chart:categories table:cell-range-address="BubbleSort.B2:BubbleSort.K2"/>
            <chart:grid chart:style-name="ch7" chart:class="major"/>
          </chart:axis>
          <chart:axis chart:dimension="y" chart:name="primary-y" chart:style-name="ch5">
            <chart:title svg:x="0.451cm" svg:y="6.742cm" chart:style-name="ch8">
              <text:p>Time consuming(s)</text:p>
            </chart:title>
            <chart:grid chart:style-name="ch7" chart:class="major"/>
          </chart:axis>
          <chart:series chart:style-name="ch9" chart:values-cell-range-address="BubbleSort.B3:BubbleSort.K3" chart:class="chart:line">
            <chart:regression-curve chart:style-name="ch10">
              <chart:equation chart:display-equation="true" chart:display-r-square="true"/>
            </chart:regression-curve>
            <chart:data-point chart:repeated="7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BubbleSort.B2:BubbleSort.K2</svg:desc>
                </draw:g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.9022">
                <text:p>11.9022</text:p>
                <draw:g>
                  <svg:desc>BubbleSort.B3:BubbleSort.K3</svg:desc>
                </draw:g>
              </table:table-cell>
              <table:table-cell office:value-type="float" office:value="14.4093">
                <text:p>14.4093</text:p>
              </table:table-cell>
              <table:table-cell office:value-type="float" office:value="17.1419">
                <text:p>17.1419</text:p>
              </table:table-cell>
              <table:table-cell office:value-type="float" office:value="20.0828">
                <text:p>20.0828</text:p>
              </table:table-cell>
              <table:table-cell office:value-type="float" office:value="23.2771">
                <text:p>23.2771</text:p>
              </table:table-cell>
              <table:table-cell office:value-type="float" office:value="26.7687">
                <text:p>26.7687</text:p>
              </table:table-cell>
              <table:table-cell office:value-type="float" office:value="30.5107">
                <text:p>30.5107</text:p>
              </table:table-cell>
              <table:table-cell office:value-type="float" office:value="34.4655">
                <text:p>34.4655</text:p>
              </table:table-cell>
              <table:table-cell office:value-type="float" office:value="38.5707">
                <text:p>38.5707</text:p>
              </table:table-cell>
              <table:table-cell office:value-type="float" office:value="43.0155">
                <text:p>43.0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BubbleSort.M2:BubbleSort.N11" svg:x="0.32cm" svg:y="0.18cm" svg:width="10.497cm" svg:height="8.64cm">
          <chartooo:coordinate-region svg:x="1.232cm" svg:y="0.379cm" svg:width="8.7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bbleSort.N2:BubbleSort.N11" chart:class="chart:scatter">
            <chart:domain table:cell-range-address="BubbleSort.M2:BubbleSort.M11"/>
            <chart:regression-curve chart:style-name="ch7">
              <chart:equation chart:display-equation="true" chart:display-r-square="false" svg:x="1.783cm" svg:y="0.527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00">
                <text:p>50000000</text:p>
                <draw:g>
                  <svg:desc>BubbleSort.M2:BubbleSort.M11</svg:desc>
                </draw:g>
              </table:table-cell>
              <table:table-cell office:value-type="float" office:value="0.112277">
                <text:p>0.112277</text:p>
                <draw:g>
                  <svg:desc>BubbleSort.N2:BubbleSort.N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00000">
                <text:p>55000000</text:p>
              </table:table-cell>
              <table:table-cell office:value-type="float" office:value="0.150167">
                <text:p>0.15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000">
                <text:p>60000000</text:p>
              </table:table-cell>
              <table:table-cell office:value-type="float" office:value="0.150271">
                <text:p>0.150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00000">
                <text:p>65000000</text:p>
              </table:table-cell>
              <table:table-cell office:value-type="float" office:value="0.146059">
                <text:p>0.146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0000">
                <text:p>70000000</text:p>
              </table:table-cell>
              <table:table-cell office:value-type="float" office:value="0.157464">
                <text:p>0.157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00000">
                <text:p>75000000</text:p>
              </table:table-cell>
              <table:table-cell office:value-type="float" office:value="0.168468">
                <text:p>0.168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0000">
                <text:p>80000000</text:p>
              </table:table-cell>
              <table:table-cell office:value-type="float" office:value="0.180067">
                <text:p>0.180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00000">
                <text:p>85000000</text:p>
              </table:table-cell>
              <table:table-cell office:value-type="float" office:value="0.190845">
                <text:p>0.19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0">
                <text:p>90000000</text:p>
              </table:table-cell>
              <table:table-cell office:value-type="float" office:value="0.217903">
                <text:p>0.217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00000">
                <text:p>95000000</text:p>
              </table:table-cell>
              <table:table-cell office:value-type="float" office:value="0.214628">
                <text:p>0.2146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49cm" svg:height="9.722cm" xlink:href=".." xlink:type="simple" chart:class="chart:line" chart:style-name="ch1">
        <chart:title svg:x="7.621cm" svg:y="0.33cm" chart:style-name="ch2">
          <text:p>InsertionSort</text:p>
        </chart:title>
        <chart:subtitle svg:x="8.163cm" svg:y="1.303cm" chart:style-name="ch3">
          <text:p>Random</text:p>
        </chart:subtitle>
        <chart:plot-area chart:style-name="ch4" table:cell-range-address="InsertionSort.B2:InsertionSort.K3" chart:data-source-has-labels="row" svg:x="1.369cm" svg:y="2.18cm" svg:width="16.222cm" svg:height="6.367cm">
          <chartooo:coordinate-region svg:x="1.832cm" svg:y="2.379cm" svg:width="15.294cm" svg:height="5.521cm"/>
          <chart:axis chart:dimension="x" chart:name="primary-x" chart:style-name="ch5" chartooo:axis-type="auto">
            <chartooo:date-scale/>
            <chart:title svg:x="8.708cm" svg:y="8.741cm" chart:style-name="ch6">
              <text:p>Array size</text:p>
            </chart:title>
            <chart:categories table:cell-range-address="InsertionSort.B2:InsertionSort.K2"/>
            <chart:grid chart:style-name="ch7" chart:class="major"/>
          </chart:axis>
          <chart:axis chart:dimension="y" chart:name="primary-y" chart:style-name="ch5">
            <chart:title svg:x="0.451cm" svg:y="6.823cm" chart:style-name="ch8">
              <text:p>Time Consuming(s)</text:p>
            </chart:title>
            <chart:grid chart:style-name="ch7" chart:class="major"/>
          </chart:axis>
          <chart:series chart:style-name="ch9" chart:values-cell-range-address="InsertionSort.B3:InsertionSort.K3" chart:class="chart:line">
            <chart:regression-curve chart:style-name="ch10">
              <chart:equation chart:display-equation="true" chart:display-r-square="true" svg:x="1.721cm" svg:y="2.596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InsertionSort.B2:InsertionSort.K2</svg:desc>
                </draw:g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6597">
                <text:p>1.6597</text:p>
                <draw:g>
                  <svg:desc>InsertionSort.B3:InsertionSort.K3</svg:desc>
                </draw:g>
              </table:table-cell>
              <table:table-cell office:value-type="float" office:value="2.01508">
                <text:p>2.01508</text:p>
              </table:table-cell>
              <table:table-cell office:value-type="float" office:value="2.41264">
                <text:p>2.41264</text:p>
              </table:table-cell>
              <table:table-cell office:value-type="float" office:value="2.8098">
                <text:p>2.8098</text:p>
              </table:table-cell>
              <table:table-cell office:value-type="float" office:value="3.27118">
                <text:p>3.27118</text:p>
              </table:table-cell>
              <table:table-cell office:value-type="float" office:value="3.79151">
                <text:p>3.79151</text:p>
              </table:table-cell>
              <table:table-cell office:value-type="float" office:value="4.20025">
                <text:p>4.20025</text:p>
              </table:table-cell>
              <table:table-cell office:value-type="float" office:value="4.81647">
                <text:p>4.81647</text:p>
              </table:table-cell>
              <table:table-cell office:value-type="float" office:value="5.45473">
                <text:p>5.45473</text:p>
              </table:table-cell>
              <table:table-cell office:value-type="float" office:value="6.0473">
                <text:p>6.0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51cm" svg:height="9.995cm" xlink:href=".." xlink:type="simple" chart:class="chart:line" chart:style-name="ch1">
        <chart:title svg:x="8.157cm" svg:y="0.335cm" chart:style-name="ch2">
          <text:p>BubbleSort</text:p>
        </chart:title>
        <chart:subtitle svg:x="8.223cm" svg:y="1.313cm" chart:style-name="ch3">
          <text:p>Descending</text:p>
        </chart:subtitle>
        <chart:plot-area chart:style-name="ch4" table:cell-range-address="BubbleSort.B10:BubbleSort.K11" chart:data-source-has-labels="row" svg:x="1.384cm" svg:y="2.195cm" svg:width="16.894cm" svg:height="6.62cm">
          <chartooo:coordinate-region svg:x="2.005cm" svg:y="2.394cm" svg:width="15.808cm" svg:height="5.774cm"/>
          <chart:axis chart:dimension="x" chart:name="primary-x" chart:style-name="ch5" chartooo:axis-type="auto">
            <chartooo:date-scale/>
            <chart:title svg:x="9.059cm" svg:y="9.014cm" chart:style-name="ch6">
              <text:p>Array size</text:p>
            </chart:title>
            <chart:categories table:cell-range-address="BubbleSort.B10:BubbleSort.K10"/>
            <chart:grid chart:style-name="ch7" chart:class="major"/>
          </chart:axis>
          <chart:axis chart:dimension="y" chart:name="primary-y" chart:style-name="ch5">
            <chart:title svg:x="0.451cm" svg:y="6.925cm" chart:style-name="ch8">
              <text:p>Time consuming(s)</text:p>
            </chart:title>
            <chart:grid chart:style-name="ch7" chart:class="major"/>
          </chart:axis>
          <chart:series chart:style-name="ch9" chart:values-cell-range-address="BubbleSort.B11:BubbleSort.K11" chart:class="chart:line">
            <chart:regression-curve chart:style-name="ch10">
              <chart:equation chart:display-equation="true" chart:display-r-square="tru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BubbleSort.B10:BubbleSort.K10</svg:desc>
                </draw:g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.9061">
                <text:p>11.9061</text:p>
                <draw:g>
                  <svg:desc>BubbleSort.B11:BubbleSort.K11</svg:desc>
                </draw:g>
              </table:table-cell>
              <table:table-cell office:value-type="float" office:value="14.3779">
                <text:p>14.3779</text:p>
              </table:table-cell>
              <table:table-cell office:value-type="float" office:value="17.2053">
                <text:p>17.2053</text:p>
              </table:table-cell>
              <table:table-cell office:value-type="float" office:value="20.1728">
                <text:p>20.1728</text:p>
              </table:table-cell>
              <table:table-cell office:value-type="float" office:value="23.3845">
                <text:p>23.3845</text:p>
              </table:table-cell>
              <table:table-cell office:value-type="float" office:value="26.8005">
                <text:p>26.8005</text:p>
              </table:table-cell>
              <table:table-cell office:value-type="float" office:value="30.6808">
                <text:p>30.6808</text:p>
              </table:table-cell>
              <table:table-cell office:value-type="float" office:value="34.4099">
                <text:p>34.4099</text:p>
              </table:table-cell>
              <table:table-cell office:value-type="float" office:value="38.8335">
                <text:p>38.8335</text:p>
              </table:table-cell>
              <table:table-cell office:value-type="float" office:value="43.248">
                <text:p>43.2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73cm" svg:height="11.933cm" xlink:href=".." xlink:type="simple" chart:class="chart:line" chart:style-name="ch1">
        <chart:plot-area chart:style-name="ch2" table:cell-range-address="BubbleSort.B6:BubbleSort.K7" chart:data-source-has-labels="row" svg:x="0.469cm" svg:y="0.238cm" svg:width="22.535cm" svg:height="11.457cm">
          <chartooo:coordinate-region svg:x="1.381cm" svg:y="0.437cm" svg:width="20.88cm" svg:height="10.611cm"/>
          <chart:axis chart:dimension="x" chart:name="primary-x" chart:style-name="ch3" chartooo:axis-type="auto">
            <chartooo:date-scale/>
            <chart:categories table:cell-range-address="BubbleSort.B6:BubbleSort.K6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BubbleSort.B7:BubbleSort.K7" chart:class="chart:line">
            <chart:regression-curve chart:style-name="ch6">
              <chart:equation chart:display-equation="true" chart:display-r-square="true" svg:x="2.04cm" svg:y="0.855cm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000">
                <text:p>50000000</text:p>
                <draw:g>
                  <svg:desc>BubbleSort.B6:BubbleSort.K6</svg:desc>
                </draw:g>
              </table:table-cell>
              <table:table-cell office:value-type="float" office:value="55000000">
                <text:p>55000000</text:p>
              </table:table-cell>
              <table:table-cell office:value-type="float" office:value="60000000">
                <text:p>60000000</text:p>
              </table:table-cell>
              <table:table-cell office:value-type="float" office:value="65000000">
                <text:p>65000000</text:p>
              </table:table-cell>
              <table:table-cell office:value-type="float" office:value="70000000">
                <text:p>70000000</text:p>
              </table:table-cell>
              <table:table-cell office:value-type="float" office:value="75000000">
                <text:p>75000000</text:p>
              </table:table-cell>
              <table:table-cell office:value-type="float" office:value="80000000">
                <text:p>80000000</text:p>
              </table:table-cell>
              <table:table-cell office:value-type="float" office:value="85000000">
                <text:p>85000000</text:p>
              </table:table-cell>
              <table:table-cell office:value-type="float" office:value="90000000">
                <text:p>90000000</text:p>
              </table:table-cell>
              <table:table-cell office:value-type="float" office:value="95000000">
                <text:p>9500000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112277">
                <text:p>0.112277</text:p>
                <draw:g>
                  <svg:desc>BubbleSort.B7:BubbleSort.K7</svg:desc>
                </draw:g>
              </table:table-cell>
              <table:table-cell office:value-type="float" office:value="0.150167">
                <text:p>0.150167</text:p>
              </table:table-cell>
              <table:table-cell office:value-type="float" office:value="0.150271">
                <text:p>0.150271</text:p>
              </table:table-cell>
              <table:table-cell office:value-type="float" office:value="0.146059">
                <text:p>0.146059</text:p>
              </table:table-cell>
              <table:table-cell office:value-type="float" office:value="0.157464">
                <text:p>0.157464</text:p>
              </table:table-cell>
              <table:table-cell office:value-type="float" office:value="0.168468">
                <text:p>0.168468</text:p>
              </table:table-cell>
              <table:table-cell office:value-type="float" office:value="0.180067">
                <text:p>0.180067</text:p>
              </table:table-cell>
              <table:table-cell office:value-type="float" office:value="0.190845">
                <text:p>0.190845</text:p>
              </table:table-cell>
              <table:table-cell office:value-type="float" office:value="0.217903">
                <text:p>0.217903</text:p>
              </table:table-cell>
              <table:table-cell office:value-type="float" office:value="0.214628">
                <text:p>0.2146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11cm" svg:height="9.855cm" xlink:href=".." xlink:type="simple" chart:class="chart:line" chart:style-name="ch1">
        <chart:title svg:x="8.502cm" svg:y="0.333cm" chart:style-name="ch2">
          <text:p>InsertionSort</text:p>
        </chart:title>
        <chart:subtitle svg:x="8.872cm" svg:y="1.309cm" chart:style-name="ch3">
          <text:p>Ascending</text:p>
        </chart:subtitle>
        <chart:plot-area chart:style-name="ch4" table:cell-range-address="InsertionSort.B6:InsertionSort.K7" chart:data-source-has-labels="row" svg:x="1.486cm" svg:y="2.161cm" svg:width="17.91cm" svg:height="6.487cm">
          <chartooo:coordinate-region svg:x="2.769cm" svg:y="2.36cm" svg:width="16.071cm" svg:height="5.641cm"/>
          <chart:axis chart:dimension="x" chart:name="primary-x" chart:style-name="ch5" chartooo:axis-type="auto">
            <chartooo:date-scale/>
            <chart:title svg:x="9.669cm" svg:y="8.845cm" chart:style-name="ch6">
              <text:p>Array size</text:p>
            </chart:title>
            <chart:categories table:cell-range-address="InsertionSort.B6:InsertionSort.K6"/>
            <chart:grid chart:style-name="ch7" chart:class="major"/>
          </chart:axis>
          <chart:axis chart:dimension="y" chart:name="primary-y" chart:style-name="ch5">
            <chart:title svg:x="0.532cm" svg:y="6.824cm" chart:style-name="ch8">
              <text:p>Time consuming(s)</text:p>
            </chart:title>
            <chart:grid chart:style-name="ch7" chart:class="major"/>
          </chart:axis>
          <chart:series chart:style-name="ch9" chart:values-cell-range-address="InsertionSort.B7:InsertionSort.K7" chart:class="chart:line">
            <chart:regression-curve chart:style-name="ch10">
              <chart:equation chart:display-equation="true" chart:display-r-square="true" svg:x="2.633cm" svg:y="2.312cm"/>
            </chart:regression-curve>
            <chart:data-point chart:repeated="6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0">
                <text:p>500000</text:p>
                <draw:g>
                  <svg:desc>InsertionSort.B6:InsertionSort.K6</svg:desc>
                </draw:g>
              </table:table-cell>
              <table:table-cell office:value-type="float" office:value="550000">
                <text:p>550000</text:p>
              </table:table-cell>
              <table:table-cell office:value-type="float" office:value="600000">
                <text:p>600000</text:p>
              </table:table-cell>
              <table:table-cell office:value-type="float" office:value="650000">
                <text:p>650000</text:p>
              </table:table-cell>
              <table:table-cell office:value-type="float" office:value="700000">
                <text:p>700000</text:p>
              </table:table-cell>
              <table:table-cell office:value-type="float" office:value="750000">
                <text:p>750000</text:p>
              </table:table-cell>
              <table:table-cell office:value-type="float" office:value="800000">
                <text:p>800000</text:p>
              </table:table-cell>
              <table:table-cell office:value-type="float" office:value="850000">
                <text:p>850000</text:p>
              </table:table-cell>
              <table:table-cell office:value-type="float" office:value="900000">
                <text:p>900000</text:p>
              </table:table-cell>
              <table:table-cell office:value-type="float" office:value="950000">
                <text:p>95000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2393">
                <text:p>0.002393</text:p>
                <draw:g>
                  <svg:desc>InsertionSort.B7:InsertionSort.K7</svg:desc>
                </draw:g>
              </table:table-cell>
              <table:table-cell office:value-type="float" office:value="0.00262">
                <text:p>0.00262</text:p>
              </table:table-cell>
              <table:table-cell office:value-type="float" office:value="0.002852">
                <text:p>0.002852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27">
                <text:p>0.00327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782">
                <text:p>0.003782</text:p>
              </table:table-cell>
              <table:table-cell office:value-type="float" office:value="0.004027">
                <text:p>0.004027</text:p>
              </table:table-cell>
              <table:table-cell office:value-type="float" office:value="0.0043">
                <text:p>0.0043</text:p>
              </table:table-cell>
              <table:table-cell office:value-type="float" office:value="0.004511">
                <text:p>0.0045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46cm" svg:height="10.014cm" xlink:href=".." xlink:type="simple" chart:class="chart:line" chart:style-name="ch1">
        <chart:title svg:x="7.47cm" svg:y="0.336cm" chart:style-name="ch2">
          <text:p>InsertionSort</text:p>
        </chart:title>
        <chart:subtitle svg:x="7.721cm" svg:y="1.315cm" chart:style-name="ch3">
          <text:p>Descending</text:p>
        </chart:subtitle>
        <chart:plot-area chart:style-name="ch4" table:cell-range-address="InsertionSort.B10:InsertionSort.K11" chart:data-source-has-labels="row" svg:x="1.363cm" svg:y="2.198cm" svg:width="15.931cm" svg:height="6.635cm">
          <chartooo:coordinate-region svg:x="1.826cm" svg:y="2.398cm" svg:width="14.846cm" svg:height="5.788cm"/>
          <chart:axis chart:dimension="x" chart:name="primary-x" chart:style-name="ch5" chartooo:axis-type="auto">
            <chartooo:date-scale/>
            <chart:title svg:x="8.556cm" svg:y="9.033cm" chart:style-name="ch6">
              <text:p>Array size</text:p>
            </chart:title>
            <chart:categories table:cell-range-address="InsertionSort.B10:InsertionSort.K10"/>
            <chart:grid chart:style-name="ch7" chart:class="major"/>
          </chart:axis>
          <chart:axis chart:dimension="y" chart:name="primary-y" chart:style-name="ch5">
            <chart:title svg:x="0.451cm" svg:y="6.935cm" chart:style-name="ch8">
              <text:p>Time consuming(s)</text:p>
            </chart:title>
            <chart:grid chart:style-name="ch7" chart:class="major"/>
          </chart:axis>
          <chart:series chart:style-name="ch9" chart:values-cell-range-address="InsertionSort.B11:InsertionSort.K11" chart:class="chart:line">
            <chart:regression-curve chart:style-name="ch10">
              <chart:equation chart:display-equation="true" chart:display-r-square="true" svg:x="1.798cm" svg:y="2.721cm"/>
            </chart:regression-curve>
            <chart:data-point chart:repeated="7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InsertionSort.B10:InsertionSort.K10</svg:desc>
                </draw:g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3.32706">
                <text:p>3.32706</text:p>
                <draw:g>
                  <svg:desc>InsertionSort.B11:InsertionSort.K11</svg:desc>
                </draw:g>
              </table:table-cell>
              <table:table-cell office:value-type="float" office:value="4.00843">
                <text:p>4.00843</text:p>
              </table:table-cell>
              <table:table-cell office:value-type="float" office:value="4.80567">
                <text:p>4.80567</text:p>
              </table:table-cell>
              <table:table-cell office:value-type="float" office:value="5.64132">
                <text:p>5.64132</text:p>
              </table:table-cell>
              <table:table-cell office:value-type="float" office:value="6.52755">
                <text:p>6.52755</text:p>
              </table:table-cell>
              <table:table-cell office:value-type="float" office:value="7.41145">
                <text:p>7.41145</text:p>
              </table:table-cell>
              <table:table-cell office:value-type="float" office:value="8.52592">
                <text:p>8.52592</text:p>
              </table:table-cell>
              <table:table-cell office:value-type="float" office:value="9.65689">
                <text:p>9.65689</text:p>
              </table:table-cell>
              <table:table-cell office:value-type="float" office:value="10.8366">
                <text:p>10.8366</text:p>
              </table:table-cell>
              <table:table-cell office:value-type="float" office:value="11.9399">
                <text:p>11.93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18cm" svg:height="9.862cm" xlink:href=".." xlink:type="simple" chart:class="chart:line" chart:style-name="ch1">
        <chart:title svg:x="7.894cm" svg:y="0.333cm" chart:style-name="ch2">
          <text:p>MergeSort</text:p>
        </chart:title>
        <chart:subtitle svg:x="8.277cm" svg:y="1.309cm" chart:style-name="ch3">
          <text:p>random</text:p>
        </chart:subtitle>
        <chart:plot-area chart:style-name="ch4" table:cell-range-address="MergeSort.B2:MergeSort.K3" chart:data-source-has-labels="row" svg:x="1.371cm" svg:y="2.189cm" svg:width="16.287cm" svg:height="6.495cm">
          <chartooo:coordinate-region svg:x="2.469cm" svg:y="2.389cm" svg:width="14.725cm" svg:height="5.648cm"/>
          <chart:axis chart:dimension="x" chart:name="primary-x" chart:style-name="ch5" chartooo:axis-type="auto">
            <chartooo:date-scale/>
            <chart:title svg:x="8.742cm" svg:y="8.881cm" chart:style-name="ch6">
              <text:p>Array size</text:p>
            </chart:title>
            <chart:categories table:cell-range-address="MergeSort.B2:MergeSort.K2"/>
            <chart:grid chart:style-name="ch7" chart:class="major"/>
          </chart:axis>
          <chart:axis chart:dimension="y" chart:name="primary-y" chart:style-name="ch5">
            <chart:title svg:x="0.451cm" svg:y="6.856cm" chart:style-name="ch8">
              <text:p>Time consuming(s)</text:p>
            </chart:title>
            <chart:grid chart:style-name="ch7" chart:class="major"/>
          </chart:axis>
          <chart:series chart:style-name="ch9" chart:values-cell-range-address="MergeSort.B3:MergeSort.K3" chart:class="chart:line">
            <chart:regression-curve chart:style-name="ch10">
              <chart:equation chart:display-equation="true" chart:display-r-square="true" svg:x="2.414cm" svg:y="2.513cm"/>
            </chart:regression-curve>
            <chart:data-point chart:repeated="6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MergeSort.B2:MergeSort.K2</svg:desc>
                </draw:g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11141">
                <text:p>0.011141</text:p>
                <draw:g>
                  <svg:desc>MergeSort.B3:MergeSort.K3</svg:desc>
                </draw:g>
              </table:table-cell>
              <table:table-cell office:value-type="float" office:value="0.011305">
                <text:p>0.011305</text:p>
              </table:table-cell>
              <table:table-cell office:value-type="float" office:value="0.012425">
                <text:p>0.012425</text:p>
              </table:table-cell>
              <table:table-cell office:value-type="float" office:value="0.014624">
                <text:p>0.014624</text:p>
              </table:table-cell>
              <table:table-cell office:value-type="float" office:value="0.015851">
                <text:p>0.015851</text:p>
              </table:table-cell>
              <table:table-cell office:value-type="float" office:value="0.017137">
                <text:p>0.017137</text:p>
              </table:table-cell>
              <table:table-cell office:value-type="float" office:value="0.017252">
                <text:p>0.017252</text:p>
              </table:table-cell>
              <table:table-cell office:value-type="float" office:value="0.018814">
                <text:p>0.018814</text:p>
              </table:table-cell>
              <table:table-cell office:value-type="float" office:value="0.019875">
                <text:p>0.019875</text:p>
              </table:table-cell>
              <table:table-cell office:value-type="float" office:value="0.021521">
                <text:p>0.0215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9cm" svg:height="10.599cm" xlink:href=".." xlink:type="simple" chart:class="chart:line" chart:style-name="ch1">
        <chart:title svg:x="7.804cm" svg:y="0.347cm" chart:style-name="ch2">
          <text:p>MergeSort</text:p>
        </chart:title>
        <chart:subtitle svg:x="7.936cm" svg:y="1.337cm" chart:style-name="ch3">
          <text:p>Ascending</text:p>
        </chart:subtitle>
        <chart:plot-area chart:style-name="ch4" table:cell-range-address="MergeSort.B6:MergeSort.K7" chart:data-source-has-labels="row" svg:x="1.367cm" svg:y="2.231cm" svg:width="16.116cm" svg:height="7.176cm">
          <chartooo:coordinate-region svg:x="2.279cm" svg:y="2.43cm" svg:width="14.647cm" svg:height="6.33cm"/>
          <chart:axis chart:dimension="x" chart:name="primary-x" chart:style-name="ch5" chartooo:axis-type="auto">
            <chartooo:date-scale/>
            <chart:title svg:x="8.653cm" svg:y="9.618cm" chart:style-name="ch6">
              <text:p>Array size</text:p>
            </chart:title>
            <chart:categories table:cell-range-address="MergeSort.B6:MergeSort.K6"/>
            <chart:grid chart:style-name="ch7" chart:class="major"/>
          </chart:axis>
          <chart:axis chart:dimension="y" chart:name="primary-y" chart:style-name="ch5">
            <chart:title svg:x="0.451cm" svg:y="7.239cm" chart:style-name="ch8">
              <text:p>Time consuming(s)</text:p>
            </chart:title>
            <chart:grid chart:style-name="ch7" chart:class="major"/>
          </chart:axis>
          <chart:series chart:style-name="ch9" chart:values-cell-range-address="MergeSort.B7:MergeSort.K7" chart:class="chart:line">
            <chart:regression-curve chart:style-name="ch10">
              <chart:equation chart:display-equation="true" chart:display-r-square="true" svg:x="2.307cm" svg:y="2.458cm"/>
            </chart:regression-curve>
            <chart:data-point chart:repeated="5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0">
                <text:p>500000</text:p>
                <draw:g>
                  <svg:desc>MergeSort.B6:MergeSort.K6</svg:desc>
                </draw:g>
              </table:table-cell>
              <table:table-cell office:value-type="float" office:value="550000">
                <text:p>550000</text:p>
              </table:table-cell>
              <table:table-cell office:value-type="float" office:value="600000">
                <text:p>600000</text:p>
              </table:table-cell>
              <table:table-cell office:value-type="float" office:value="650000">
                <text:p>650000</text:p>
              </table:table-cell>
              <table:table-cell office:value-type="float" office:value="700000">
                <text:p>700000</text:p>
              </table:table-cell>
              <table:table-cell office:value-type="float" office:value="750000">
                <text:p>750000</text:p>
              </table:table-cell>
              <table:table-cell office:value-type="float" office:value="800000">
                <text:p>800000</text:p>
              </table:table-cell>
              <table:table-cell office:value-type="float" office:value="850000">
                <text:p>850000</text:p>
              </table:table-cell>
              <table:table-cell office:value-type="float" office:value="900000">
                <text:p>900000</text:p>
              </table:table-cell>
              <table:table-cell office:value-type="float" office:value="950000">
                <text:p>95000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49771">
                <text:p>0.049771</text:p>
                <draw:g>
                  <svg:desc>MergeSort.B7:MergeSort.K7</svg:desc>
                </draw:g>
              </table:table-cell>
              <table:table-cell office:value-type="float" office:value="0.054993">
                <text:p>0.054993</text:p>
              </table:table-cell>
              <table:table-cell office:value-type="float" office:value="0.060182">
                <text:p>0.060182</text:p>
              </table:table-cell>
              <table:table-cell office:value-type="float" office:value="0.06386">
                <text:p>0.06386</text:p>
              </table:table-cell>
              <table:table-cell office:value-type="float" office:value="0.067989">
                <text:p>0.067989</text:p>
              </table:table-cell>
              <table:table-cell office:value-type="float" office:value="0.071409">
                <text:p>0.071409</text:p>
              </table:table-cell>
              <table:table-cell office:value-type="float" office:value="0.077015">
                <text:p>0.077015</text:p>
              </table:table-cell>
              <table:table-cell office:value-type="float" office:value="0.080856">
                <text:p>0.080856</text:p>
              </table:table-cell>
              <table:table-cell office:value-type="float" office:value="0.088613">
                <text:p>0.088613</text:p>
              </table:table-cell>
              <table:table-cell office:value-type="float" office:value="0.093026">
                <text:p>0.0930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9cm" svg:height="11.103cm" xlink:href=".." xlink:type="simple" chart:class="chart:line" chart:style-name="ch1">
        <chart:title svg:x="7.804cm" svg:y="0.358cm" chart:style-name="ch2">
          <text:p>MergeSort</text:p>
        </chart:title>
        <chart:subtitle svg:x="7.817cm" svg:y="1.359cm" chart:style-name="ch3">
          <text:p>Descending</text:p>
        </chart:subtitle>
        <chart:plot-area chart:style-name="ch4" table:cell-range-address="MergeSort.B10:MergeSort.K11" chart:data-source-has-labels="row" svg:x="1.367cm" svg:y="2.264cm" svg:width="16.116cm" svg:height="7.636cm">
          <chartooo:coordinate-region svg:x="2.465cm" svg:y="2.463cm" svg:width="14.553cm" svg:height="6.79cm"/>
          <chart:axis chart:dimension="x" chart:name="primary-x" chart:style-name="ch5" chartooo:axis-type="auto">
            <chartooo:date-scale/>
            <chart:title svg:x="8.653cm" svg:y="10.122cm" chart:style-name="ch6">
              <text:p>Array size</text:p>
            </chart:title>
            <chart:categories table:cell-range-address="MergeSort.B10:MergeSort.K10"/>
            <chart:grid chart:style-name="ch7" chart:class="major"/>
          </chart:axis>
          <chart:axis chart:dimension="y" chart:name="primary-y" chart:style-name="ch5">
            <chart:title svg:x="0.451cm" svg:y="7.502cm" chart:style-name="ch8">
              <text:p>Time consuming(s)</text:p>
            </chart:title>
            <chart:grid chart:style-name="ch7" chart:class="major"/>
          </chart:axis>
          <chart:series chart:style-name="ch9" chart:values-cell-range-address="MergeSort.B11:MergeSort.K11" chart:class="chart:line">
            <chart:regression-curve chart:style-name="ch10">
              <chart:equation chart:display-equation="true" chart:display-r-square="true" svg:x="2.438cm" svg:y="2.434cm"/>
            </chart:regression-curve>
            <chart:data-point chart:repeated="7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MergeSort.B10:MergeSort.K10</svg:desc>
                </draw:g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0624">
                <text:p>0.00624</text:p>
                <draw:g>
                  <svg:desc>MergeSort.B11:MergeSort.K11</svg:desc>
                </draw:g>
              </table:table-cell>
              <table:table-cell office:value-type="float" office:value="0.006703">
                <text:p>0.006703</text:p>
              </table:table-cell>
              <table:table-cell office:value-type="float" office:value="0.00764">
                <text:p>0.00764</text:p>
              </table:table-cell>
              <table:table-cell office:value-type="float" office:value="0.008838">
                <text:p>0.008838</text:p>
              </table:table-cell>
              <table:table-cell office:value-type="float" office:value="0.008931">
                <text:p>0.008931</text:p>
              </table:table-cell>
              <table:table-cell office:value-type="float" office:value="0.009196">
                <text:p>0.009196</text:p>
              </table:table-cell>
              <table:table-cell office:value-type="float" office:value="0.008483">
                <text:p>0.008483</text:p>
              </table:table-cell>
              <table:table-cell office:value-type="float" office:value="0.009844">
                <text:p>0.009844</text:p>
              </table:table-cell>
              <table:table-cell office:value-type="float" office:value="0.010154">
                <text:p>0.010154</text:p>
              </table:table-cell>
              <table:table-cell office:value-type="float" office:value="0.010935">
                <text:p>0.0109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